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ahogany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4.55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94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27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889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2.15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39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833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10.739cm" loext:decorative="false"/>
      <style:paragraph-properties style:writing-mode="lr-tb"/>
    </style:style>
    <style:style style:name="gr11" style:family="graphic" style:parent-style-name="objectwithoutfill">
      <style:graphic-properties draw:fill="none" draw:textarea-vertical-align="middle" loext:decorative="false"/>
    </style:style>
    <style:style style:name="gr12" style:family="graphic" style:parent-style-name="standard">
      <style:graphic-properties draw:fill-color="#ffb66c" draw:textarea-horizontal-align="justify" draw:textarea-vertical-align="middle" draw:auto-grow-height="false" fo:min-height="2.97cm" fo:min-width="5.612cm" loext:decorative="false"/>
    </style:style>
    <style:style style:name="gr13" style:family="graphic" style:parent-style-name="standard">
      <style:graphic-properties draw:fill-color="#ffb66c" draw:textarea-horizontal-align="justify" draw:textarea-vertical-align="middle" draw:auto-grow-height="false" fo:min-height="3.047cm" fo:min-width="4.851cm" loext:decorative="false"/>
    </style:style>
    <style:style style:name="gr14" style:family="graphic" style:parent-style-name="standard">
      <style:graphic-properties draw:fill-color="#ffb66c" draw:textarea-horizontal-align="justify" draw:textarea-vertical-align="middle" draw:auto-grow-height="false" fo:min-height="3.161cm" fo:min-width="4.956cm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267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86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005cm" loext:decorative="false"/>
      <style:paragraph-properties style:writing-mode="lr-tb"/>
    </style:style>
    <style:style style:name="gr18" style:family="graphic" style:parent-style-name="standard">
      <style:graphic-properties draw:fill-color="#ffb66c" draw:textarea-horizontal-align="justify" draw:textarea-vertical-align="middle" draw:auto-grow-height="false" fo:min-height="2.915cm" fo:min-width="4.601cm" loext:decorative="false"/>
    </style:style>
    <style:style style:name="gr19" style:family="graphic" style:parent-style-name="standard">
      <style:graphic-properties draw:fill-color="#ffb66c" draw:textarea-horizontal-align="justify" draw:textarea-vertical-align="middle" draw:auto-grow-height="false" fo:min-height="2.889cm" fo:min-width="4.6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21" style:family="graphic" style:parent-style-name="standard">
      <style:graphic-properties draw:fill-color="#ffb66c" draw:textarea-horizontal-align="justify" draw:textarea-vertical-align="middle" draw:auto-grow-height="false" fo:min-height="3.107cm" fo:min-width="4.603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77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57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1.141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05cm" fo:min-width="3.21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95cm" fo:min-width="4.383cm" loext:decorative="false"/>
    </style:style>
    <style:style style:name="gr29" style:family="graphic" style:parent-style-name="standard">
      <style:graphic-properties draw:textarea-horizontal-align="justify" draw:textarea-vertical-align="middle" draw:auto-grow-height="false" fo:min-height="1.768cm" fo:min-width="19.903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967cm" fo:min-width="0.717cm" fo:wrap-option="wrap" loext:decorative="fals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0.814cm" loext:decorative="false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14.861cm" fo:min-width="21.948cm" loext:decorative="false"/>
    </style:style>
    <style:style style:name="gr33" style:family="graphic" style:parent-style-name="standard">
      <style:graphic-properties draw:textarea-horizontal-align="justify" draw:textarea-vertical-align="middle" draw:auto-grow-height="false" fo:min-height="0.95cm" fo:min-width="8.01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638cm" fo:min-width="3.32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1.005cm" fo:min-width="3.51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8000" loext:opacity="100%"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DejaVu Sans" fo:font-size="18pt" fo:text-shadow="none"/>
    </style:style>
    <style:style style:name="P5" style:family="paragraph">
      <loext:graphic-properties draw:fill="none" draw:fill-color="#ffffff"/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style:paragraph-properties fo:text-align="start"/>
      <style:text-properties fo:hyphenate="false" loext:hyphenation-no-caps="false" loext:hyphenation-no-last-word="false"/>
    </style:style>
    <style:style style:name="P8" style:family="paragraph">
      <loext:graphic-properties draw:fill="none" draw:fill-color="#ffffff"/>
      <style:text-properties fo:font-size="26pt" style:font-size-asian="26pt" style:font-size-complex="26pt" fo:hyphenate="false" loext:hyphenation-no-caps="false" loext:hyphenation-no-last-word="false"/>
    </style:style>
    <style:style style:name="P9" style:family="paragraph">
      <style:paragraph-properties fo:text-align="justify"/>
      <style:text-properties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22pt" style:font-size-asian="22pt" style:font-size-complex="22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 style:font-size-asian="24pt" style:font-size-complex="24pt" fo:hyphenate="false" loext:hyphenation-no-caps="false" loext:hyphenation-no-last-word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1pt" style:font-size-asian="21pt" style:font-size-complex="21pt" fo:hyphenate="false" loext:hyphenation-no-caps="false" loext:hyphenation-no-last-word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b66c"/>
      <style:paragraph-properties fo:text-align="center"/>
    </style:style>
    <style:style style:name="P16" style:family="paragraph">
      <loext:graphic-properties draw:fill="none" draw:fill-color="#ffffff"/>
      <style:text-properties fo:color="#ff8000" loext:opacity="100%"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color="#2a6099" loext:opacity="100%" fo:font-size="20pt" style:font-size-asian="20pt" style:font-size-complex="20pt"/>
    </style:style>
    <style:style style:name="P19" style:family="paragraph">
      <loext:graphic-properties draw:fill="none" draw:fill-color="#ffffff"/>
      <style:text-properties fo:color="#ff8000" loext:opacity="100%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8000" loext:opacity="100%" fo:font-size="54pt" style:font-size-asian="54pt" style:font-size-complex="54pt"/>
    </style:style>
    <style:style style:name="T2" style:family="text">
      <style:text-properties style:font-name="DejaVu Sans" fo:font-size="18pt" fo:text-shadow="none"/>
    </style:style>
    <style:style style:name="T3" style:family="text">
      <style:text-properties fo:color="#5eb91e" loext:opacity="100%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8000" loext:opacity="100%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8000" loext:opacity="100%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loext:opacity="100%" fo:font-size="22pt" style:font-size-asian="22pt" style:font-size-complex="22pt"/>
    </style:style>
    <style:style style:name="T9" style:family="text">
      <style:text-properties fo:color="#ff8000" loext:opacity="100%" fo:font-size="24pt" style:font-size-asian="24pt" style:font-size-complex="24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ff8000" loext:opacity="100%" fo:font-size="21pt" style:font-size-asian="21pt" style:font-size-complex="21pt"/>
    </style:style>
    <style:style style:name="T12" style:family="text">
      <style:text-properties fo:font-variant="normal" fo:text-transform="none" fo:color="#ff8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Noto Sans CJK SC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8000" loext:opacity="100%" fo:font-size="32pt" style:font-size-asian="32pt" style:font-size-complex="32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color="#2a6099" loext:opacity="100%" fo:font-size="20pt" style:font-size-asian="20pt" style:font-size-complex="20pt"/>
    </style:style>
    <style:style style:name="T17" style:family="text">
      <style:text-properties fo:color="#ff8000" loext:opacity="100%" fo:font-size="12pt" style:font-size-asian="12pt" style:font-size-complex="12pt"/>
    </style:style>
    <style:style style:name="T1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7.08cm" svg:height="4.807cm" svg:x="5.341cm" svg:y="5.477cm">
          <draw:text-box>
            <text:p text:style-name="P1"><text:span text:style-name="T1">Jewelr</text:span><text:span text:style-name="T1">y </text:span><text:span text:style-name="T1">Websit</text:span><text:span text:style-name="T1">e</text:span></text:p>
            <text:p text:style-name="P1"><text:span text:style-name="T1">Datab</text:span><text:span text:style-name="T1">ase </text:span><text:span text:style-name="T1">structu</text:span><text:span text:style-name="T1">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4" draw:text-style-name="P5" draw:layer="layout" svg:width="2.544cm" svg:height="1.195cm" svg:x="0.635cm" svg:y="2.308cm">
          <draw:text-box>
            <text:p><text:span text:style-name="T3">User</text:span></text:p>
          </draw:text-box>
        </draw:frame>
        <draw:frame draw:style-name="gr5" draw:text-style-name="P8" draw:layer="layout" svg:width="24.085cm" svg:height="11.526cm" svg:x="1.064cm" svg:y="3.503cm">
          <draw:text-box>
            <text:list text:style-name="L2">
              <text:list-item>
                <text:p text:style-name="P6"><text:span text:style-name="T4">name</text:span><text:span text:style-name="T5"> | </text:span><text:span text:style-name="T5">string, </text:span><text:span text:style-name="T5">required, </text:span><text:span text:style-name="T5">trim</text:span></text:p>
              </text:list-item>
              <text:list-item>
                <text:p text:style-name="P7"><text:span text:style-name="T4">email</text:span><text:span text:style-name="T5"> | </text:span><text:span text:style-name="T5">string, </text:span><text:span text:style-name="T5">required, </text:span><text:span text:style-name="T5">unique, </text:span><text:span text:style-name="T5">lowercase</text:span></text:p>
              </text:list-item>
              <text:list-item>
                <text:p text:style-name="P7"><text:span text:style-name="T4">password</text:span><text:span text:style-name="T5"> | </text:span><text:span text:style-name="T5">string, </text:span><text:span text:style-name="T5">required</text:span></text:p>
              </text:list-item>
              <text:list-item>
                <text:p text:style-name="P7"><text:span text:style-name="T4">role</text:span><text:span text:style-name="T5"> | string, </text:span><text:span text:style-name="T5">enum(custo</text:span><text:span text:style-name="T5">mer, admin), </text:span><text:span text:style-name="T5">default(cust</text:span><text:span text:style-name="T5">omer)</text:span></text:p>
              </text:list-item>
              <text:list-item>
                <text:p text:style-name="P7"><text:span text:style-name="T4">address(stre</text:span><text:span text:style-name="T4">et, city, </text:span><text:span text:style-name="T4">postalcode, </text:span><text:span text:style-name="T4">country)</text:span><text:span text:style-name="T5"> | </text:span><text:span text:style-name="T5">string</text:span></text:p>
              </text:list-item>
              <text:list-item>
                <text:p text:style-name="P7"><text:span text:style-name="T4">phone</text:span><text:span text:style-name="T5"> | </text:span><text:span text:style-name="T5">string, </text:span><text:span text:style-name="T5">required</text:span></text:p>
              </text:list-item>
              <text:list-item>
                <text:p text:style-name="P7"><text:span text:style-name="T4">wishlist</text:span><text:span text:style-name="T5"> | </text:span><text:span text:style-name="T5">string[](id, </text:span><text:span text:style-name="T5">ref(“Product</text:span><text:span text:style-name="T5">”)</text:span></text:p>
              </text:list-item>
              <text:list-item>
                <text:p text:style-name="P7"><text:span text:style-name="T4">Image</text:span><text:span text:style-name="T5"> | </text:span><text:span text:style-name="T5">string, </text:span><text:span text:style-name="T5">default(dum</text:span><text:span text:style-name="T5">my.png)</text:span></text:p>
              </text:list-item>
              <text:list-item>
                <text:p text:style-name="P7"><text:span text:style-name="T5">i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6.35cm" svg:height="1.673cm" svg:x="0.444cm" svg:y="0.3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444cm" svg:y="1.216cm">
          <draw:text-box>
            <text:p><text:span text:style-name="T3">Product</text:span></text:p>
          </draw:text-box>
        </draw:frame>
        <draw:frame draw:style-name="gr7" draw:text-style-name="P10" draw:layer="layout" svg:width="24.085cm" svg:height="12.403cm" svg:x="0.444cm" svg:y="2.527cm">
          <draw:text-box>
            <text:list text:style-name="L2">
              <text:list-item>
                <text:p text:style-name="P6"><text:span text:style-name="T6">name</text:span><text:span text:style-name="T7"> | string, </text:span><text:span text:style-name="T7">required, trim</text:span></text:p>
              </text:list-item>
              <text:list-item>
                <text:p text:style-name="P6"><text:span text:style-name="T6">description</text:span><text:span text:style-name="T7"> | </text:span><text:span text:style-name="T7">string</text:span></text:p>
              </text:list-item>
              <text:list-item>
                <text:p text:style-name="P9"><text:span text:style-name="T6">category</text:span><text:span text:style-name="T7"> | </text:span><text:span text:style-name="T7">string, </text:span><text:span text:style-name="T7">required, </text:span><text:span text:style-name="T7">(enum(ring, </text:span><text:span text:style-name="T7">necklace, </text:span><text:span text:style-name="T7">bracelet, </text:span><text:span text:style-name="T8">earrings</text:span><text:span text:style-name="T7">, </text:span><text:span text:style-name="T7">pendant, </text:span><text:span text:style-name="T7">anklet, other))</text:span></text:p>
              </text:list-item>
              <text:list-item>
                <text:p text:style-name="P9"><text:span text:style-name="T6">material</text:span><text:span text:style-name="T7"> | </text:span><text:span text:style-name="T7">string[], </text:span><text:span text:style-name="T7">required, </text:span><text:span text:style-name="T7">(enum(gold, </text:span><text:span text:style-name="T7">silver, </text:span><text:span text:style-name="T7">diamond))</text:span></text:p>
              </text:list-item>
              <text:list-item>
                <text:p text:style-name="P9"><text:span text:style-name="T6">size(value, </text:span><text:span text:style-name="T6">unit)</text:span><text:span text:style-name="T7"> | number </text:span><text:span text:style-name="T7">+ string</text:span></text:p>
              </text:list-item>
              <text:list-item>
                <text:p text:style-name="P9"><text:span text:style-name="T6">price</text:span><text:span text:style-name="T7"> | number, </text:span><text:span text:style-name="T7">required</text:span></text:p>
              </text:list-item>
              <text:list-item>
                <text:p text:style-name="P9"><text:span text:style-name="T6">images</text:span><text:span text:style-name="T7"> | </text:span><text:span text:style-name="T7">string[]</text:span></text:p>
              </text:list-item>
              <text:list-item>
                <text:p text:style-name="P9"><text:span text:style-name="T6">stock</text:span><text:span text:style-name="T7"> | </text:span><text:span text:style-name="T7">number,require</text:span><text:span text:style-name="T7">d, min(0)</text:span></text:p>
              </text:list-item>
              <text:list-item>
                <text:p text:style-name="P9"><text:span text:style-name="T6">stone</text:span><text:span text:style-name="T7"> | string[], </text:span><text:span text:style-name="T7">enum(--</text:span><text:span text:style-name="T7">video(stone.we</text:span><text:span text:style-name="T7">bm)), </text:span><text:span text:style-name="T7">default(none)</text:span></text:p>
              </text:list-item>
              <text:list-item>
                <text:p text:style-name="P9"><text:span text:style-name="T6">color</text:span><text:span text:style-name="T7"> | string, </text:span><text:span text:style-name="T7">required</text:span></text:p>
              </text:list-item>
              <text:list-item>
                <text:p text:style-name="P9"><text:span text:style-name="T6">weight(value, </text:span><text:span text:style-name="T6">unit)</text:span><text:span text:style-name="T7"> | number </text:span><text:span text:style-name="T7">+ string, </text:span><text:span text:style-name="T7">enum(ct, g, oz)</text:span></text:p>
              </text:list-item>
              <text:list-item>
                <text:p text:style-name="P9"><text:span text:style-name="T6">barcode</text:span><text:span text:style-name="T7"> | </text:span><text:span text:style-name="T7">string</text:span></text:p>
              </text:list-item>
              <text:list-item>
                <text:p text:style-name="P9"><text:span text:style-name="T6">qrcode</text:span><text:span text:style-name="T7"> | string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Database Schema</text:span></text:p>
          </draw:text-box>
        </draw:frame>
        <draw:frame draw:style-name="gr6" draw:text-style-name="P5" draw:layer="layout" svg:width="3.865cm" svg:height="2.139cm" svg:x="0.635cm" svg:y="2.308cm">
          <draw:text-box>
            <text:p><text:span text:style-name="T3">Cart</text:span></text:p>
            <text:p><text:span text:style-name="T3"/></text:p>
          </draw:text-box>
        </draw:frame>
        <draw:frame draw:style-name="gr8" draw:text-style-name="P12" draw:layer="layout" svg:width="24.085cm" svg:height="3.644cm" svg:x="1.064cm" svg:y="3.503cm">
          <draw:text-box>
            <text:list text:style-name="L2">
              <text:list-item>
                <text:p text:style-name="P11"><text:span text:style-name="T9">user</text:span><text:span text:style-name="T10"> | (id </text:span><text:span text:style-name="T10">ref(“User”)), </text:span><text:span text:style-name="T10">required, </text:span><text:span text:style-name="T10">unique</text:span></text:p>
              </text:list-item>
              <text:list-item>
                <text:p text:style-name="P11"><text:span text:style-name="T9">items</text:span><text:span text:style-name="T10"> </text:span><text:span text:style-name="T10">(product, </text:span><text:span text:style-name="T10">quantity) | (id, </text:span><text:span text:style-name="T10">ref(Product), </text:span><text:span text:style-name="T10">required + <text:s/></text:span><text:span text:style-name="T10">number </text:span><text:span text:style-name="T10">default(1), </text:span><text:span text:style-name="T10">min(1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4" draw:layer="layout" svg:width="6.35cm" svg:height="1.673cm" svg:x="0.635cm" svg:y="0.635cm">
          <draw:text-box>
            <text:p><text:span text:style-name="T2">API</text:span></text:p>
          </draw:text-box>
        </draw:frame>
        <draw:frame draw:style-name="gr9" draw:text-style-name="P5" draw:layer="layout" svg:width="5.775cm" svg:height="3.083cm" svg:x="0.635cm" svg:y="2.308cm">
          <draw:text-box>
            <text:p><text:span text:style-name="T3">User routes</text:span></text:p>
            <text:p><text:span text:style-name="T3"/></text:p>
          </draw:text-box>
        </draw:frame>
        <draw:frame draw:style-name="gr10" draw:text-style-name="P13" draw:layer="layout" svg:width="26.43cm" svg:height="10.989cm" svg:x="1.064cm" svg:y="3.503cm">
          <draw:text-box>
            <text:list text:style-name="L3">
              <text:list-item>
                <text:p text:style-name="P11"><text:span text:style-name="T11">POST <text:s text:c="3"/></text:span><text:span text:style-name="T11">/api/v1/users/re</text:span><text:span text:style-name="T11">gister-c <text:s text:c="6"/>→ </text:span><text:span text:style-name="T11">Create a new </text:span><text:span text:style-name="T11">customer </text:span><text:span text:style-name="T11">account</text:span></text:p>
              </text:list-item>
              <text:list-item>
                <text:p text:style-name="P11"><text:span text:style-name="T11">POST <text:s text:c="3"/></text:span><text:span text:style-name="T11">/api/v1/users/re</text:span><text:span text:style-name="T11">gister-e <text:s text:c="6"/>→ </text:span><text:span text:style-name="T11">Create a new </text:span><text:span text:style-name="T11">employee </text:span><text:span text:style-name="T11">account</text:span></text:p>
              </text:list-item>
              <text:list-item>
                <text:p text:style-name="P11"><text:span text:style-name="T11">POST <text:s text:c="3"/></text:span><text:span text:style-name="T11">/api/v1/users/lo</text:span><text:span text:style-name="T11">gin <text:s text:c="9"/>→ </text:span><text:span text:style-name="T11">Authenticate </text:span><text:span text:style-name="T11">user and return </text:span><text:span text:style-name="T11">token</text:span></text:p>
              </text:list-item>
              <text:list-item>
                <text:p text:style-name="P11"><text:span text:style-name="T12">GET <text:s text:c="4"/></text:span><text:span text:style-name="T12">/api/</text:span><text:span text:style-name="T11">v1/users/pr</text:span><text:span text:style-name="T11">ofile <text:s text:c="7"/>→ Get </text:span><text:span text:style-name="T11">logged-in </text:span><text:span text:style-name="T11">user's profile</text:span></text:p>
              </text:list-item>
              <text:list-item>
                <text:p text:style-name="P11"><text:span text:style-name="T12">PUT <text:s text:c="4"/></text:span><text:span text:style-name="T12">/api/</text:span><text:span text:style-name="T11">v1/users/pr</text:span><text:span text:style-name="T11">ofile <text:s text:c="7"/>→ </text:span><text:span text:style-name="T11">Update logged-</text:span><text:span text:style-name="T11">in user's profile</text:span></text:p>
              </text:list-item>
              <text:list-item>
                <text:p text:style-name="P11"><text:span text:style-name="T12">DELETE <text:s/></text:span><text:span text:style-name="T12">/api/</text:span><text:span text:style-name="T11">v1/users/pr</text:span><text:span text:style-name="T11">ofile <text:s text:c="7"/>→ </text:span><text:span text:style-name="T11">Delete logged-</text:span><text:span text:style-name="T11">in user's </text:span><text:span text:style-name="T11">account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2">GET <text:s text:c="4"/></text:span><text:span text:style-name="T12">/api/users <text:s text:c="9"/></text:span><text:span text:style-name="T12"><text:s text:c="6"/>→ List all </text:span><text:span text:style-name="T12">users (admin </text:span><text:span text:style-name="T12">only)</text:span></text:p>
              </text:list-item>
              <text:list-item>
                <text:p text:style-name="P11"><text:span text:style-name="T12">GET <text:s text:c="4"/></text:span><text:span text:style-name="T12">/api/</text:span><text:span text:style-name="T11">v1/users/:id </text:span><text:span text:style-name="T11"><text:s text:c="11"/>→ Get </text:span><text:span text:style-name="T11">user by ID </text:span><text:span text:style-name="T11">(admin only)</text:span></text:p>
              </text:list-item>
              <text:list-item>
                <text:p text:style-name="P11"><text:span text:style-name="T12">PUT <text:s text:c="4"/></text:span><text:span text:style-name="T12">/api/</text:span><text:span text:style-name="T11">v1/users/:id </text:span><text:span text:style-name="T11"><text:s text:c="11"/>→ </text:span><text:span text:style-name="T11">Update user by </text:span><text:span text:style-name="T11">ID (admin only)</text:span></text:p>
              </text:list-item>
              <text:list-item>
                <text:p text:style-name="P11"><text:span text:style-name="T12">DELETE <text:s/></text:span><text:span text:style-name="T12">/api/</text:span><text:span text:style-name="T11">v1/users/:id </text:span><text:span text:style-name="T11"><text:s text:c="11"/>→ </text:span><text:span text:style-name="T11">Delete user by </text:span><text:span text:style-name="T11">ID (admin only)</text:span></text:p>
              </text:list-item>
              <text:list-item>
                <text:p text:style-name="P11"><text:span text:style-name="T11"/></text:p>
              </text:list-item>
              <text:list-item>
                <text:p text:style-name="P11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5.946cm" svg:y1="0.219cm" svg:x2="6.055cm" svg:y2="15.33cm">
          <text:p/>
        </draw:line>
        <draw:custom-shape draw:style-name="gr12" draw:text-style-name="P15" draw:layer="layout" svg:width="6.112cm" svg:height="3.22cm" svg:x="13.554cm" svg:y="3.2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5.351cm" svg:height="3.297cm" draw:transform="rotate (-0.00261799387799158) translate (21.171cm 3.31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5.456cm" svg:height="3.411cm" svg:x="7.036cm" svg:y="3.19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9.874cm" svg:height="1.517cm" svg:x="11.537cm" svg:y="0.219cm">
          <draw:text-box>
            <text:p><text:span text:style-name="T13">Admin </text:span><text:span text:style-name="T13">Dashboard</text:span></text:p>
          </draw:text-box>
        </draw:frame>
        <draw:frame draw:style-name="gr16" draw:text-style-name="P17" draw:layer="layout" svg:width="4.938cm" svg:height="1.118cm" svg:x="0.681cm" svg:y="0.546cm">
          <draw:text-box>
            <text:p><text:span text:style-name="T14">Dashboard </text:span><text:span text:style-name="T15">Admin</text:span></text:p>
          </draw:text-box>
        </draw:frame>
        <draw:frame draw:style-name="gr17" draw:text-style-name="P18" draw:layer="layout" svg:width="4.119cm" svg:height="1.255cm" svg:x="7.609cm" svg:y="3.628cm">
          <draw:text-box>
            <text:p><text:span text:style-name="T16">Customers</text:span></text:p>
          </draw:text-box>
        </draw:frame>
        <draw:frame draw:style-name="gr17" draw:text-style-name="P18" draw:layer="layout" svg:width="4.119cm" svg:height="1.255cm" svg:x="14.429cm" svg:y="3.684cm">
          <draw:text-box>
            <text:p><text:span text:style-name="T16">Employees</text:span></text:p>
          </draw:text-box>
        </draw:frame>
        <draw:frame draw:style-name="gr17" draw:text-style-name="P18" draw:layer="layout" svg:width="4.119cm" svg:height="1.255cm" svg:x="21.439cm" svg:y="3.765cm">
          <draw:text-box>
            <text:p><text:span text:style-name="T16">Products</text:span></text:p>
          </draw:text-box>
        </draw:frame>
        <draw:custom-shape draw:style-name="gr18" draw:text-style-name="P15" draw:layer="layout" svg:width="5.101cm" svg:height="3.165cm" svg:x="7.255cm" svg:y="7.173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2.291cm" svg:height="1.255cm" svg:x="8.564cm" svg:y="7.502cm">
          <draw:text-box>
            <text:p><text:span text:style-name="T16">Sales</text:span></text:p>
          </draw:text-box>
        </draw:fram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345cm" svg:height="1.116cm" svg:x="15.466cm" svg:y="8.104cm">
          <draw:text-box>
            <text:p><text:span text:style-name="T16">Shop</text:span></text:p>
          </draw:text-box>
        </draw:frame>
        <draw:custom-shape draw:style-name="gr21" draw:text-style-name="P15" draw:layer="layout" svg:width="5.103cm" svg:height="3.357cm" svg:x="21.191cm" svg:y="6.927cm">
          <text:p/>
          <draw:enhanced-geometry svg:viewBox="0 0 21600 21600" draw:type="rectangle" draw:enhanced-path="M 0 0 L 21600 0 21600 21600 0 21600 0 0 Z N"/>
        </draw:custom-shape>
        <draw:frame draw:style-name="gr22" draw:text-style-name="P18" draw:layer="layout" svg:width="2.235cm" svg:height="1.117cm" svg:x="22.668cm" svg:y="7.176cm">
          <draw:text-box>
            <text:p><text:span text:style-name="T16">Cuts</text:span></text:p>
          </draw:text-box>
        </draw:frame>
        <draw:frame draw:style-name="gr23" draw:text-style-name="P19" draw:layer="layout" svg:width="4.61cm" svg:height="1.227cm" svg:x="0.927cm" svg:y="4.011cm">
          <draw:text-box>
            <text:p><text:span text:style-name="T17">Manage Customers</text:span></text:p>
          </draw:text-box>
        </draw:frame>
        <draw:frame draw:style-name="gr23" draw:text-style-name="P19" draw:layer="layout" svg:width="4.61cm" svg:height="1.227cm" svg:x="0.927cm" svg:y="5.43cm">
          <draw:text-box>
            <text:p><text:span text:style-name="T17">Manage Employees</text:span></text:p>
          </draw:text-box>
        </draw:frame>
        <draw:frame draw:style-name="gr23" draw:text-style-name="P19" draw:layer="layout" svg:width="4.61cm" svg:height="1.227cm" svg:x="0.873cm" svg:y="6.822cm">
          <draw:text-box>
            <text:p><text:span text:style-name="T17">Manage Products</text:span></text:p>
          </draw:text-box>
        </draw:frame>
        <draw:frame draw:style-name="gr23" draw:text-style-name="P19" draw:layer="layout" svg:width="4.61cm" svg:height="1.227cm" svg:x="0.873cm" svg:y="8.049cm">
          <draw:text-box>
            <text:p><text:span text:style-name="T17">Manage Sales</text:span></text:p>
          </draw:text-box>
        </draw:frame>
        <draw:frame draw:style-name="gr23" draw:text-style-name="P19" draw:layer="layout" svg:width="4.61cm" svg:height="1.227cm" svg:x="0.873cm" svg:y="9.276cm">
          <draw:text-box>
            <text:p><text:span text:style-name="T17">Manage Cuts</text:span></text:p>
          </draw:text-box>
        </draw:frame>
        <draw:custom-shape draw:style-name="gr18" draw:text-style-name="P15" draw:layer="layout" svg:width="5.101cm" svg:height="3.165cm" svg:x="7.473cm" svg:y="11.346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2.7cm" svg:height="1.825cm" svg:x="8.592cm" svg:y="11.513cm">
          <draw:text-box>
            <text:p><text:span text:style-name="T16">Orders</text:span></text:p>
          </draw:text-box>
        </draw:frame>
        <draw:custom-shape draw:style-name="gr18" draw:text-style-name="P15" draw:layer="layout" svg:width="5.101cm" svg:height="3.165cm" svg:x="13.965cm" svg:y="11.34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20.892cm" svg:y="11.2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5.13cm" svg:height="3.139cm" svg:x="13.964cm" svg:y="7.089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3.379cm" svg:height="1.825cm" svg:x="21.878cm" svg:y="12.06cm">
          <draw:text-box>
            <text:p><text:span text:style-name="T16">Bills</text:span></text:p>
          </draw:text-box>
        </draw:frame>
        <draw:frame draw:style-name="gr23" draw:text-style-name="P19" draw:layer="layout" svg:width="4.61cm" svg:height="1.227cm" svg:x="0.927cm" svg:y="2.784cm">
          <draw:text-box>
            <text:p><text:span text:style-name="T17">Shop</text:span></text:p>
          </draw:text-box>
        </draw:frame>
        <draw:frame draw:style-name="gr23" draw:text-style-name="P19" draw:layer="layout" svg:width="4.61cm" svg:height="1.227cm" svg:x="0.873cm" svg:y="10.34cm">
          <draw:text-box>
            <text:p><text:span text:style-name="T17">Manage Orders</text:span></text:p>
          </draw:text-box>
        </draw:frame>
        <draw:frame draw:style-name="gr23" draw:text-style-name="P19" draw:layer="layout" svg:width="4.61cm" svg:height="1.227cm" svg:x="0.873cm" svg:y="11.323cm">
          <draw:text-box>
            <text:p><text:span text:style-name="T17">Manage Admins</text:span></text:p>
          </draw:text-box>
        </draw:frame>
        <draw:frame draw:style-name="gr24" draw:text-style-name="P18" draw:layer="layout" svg:width="3.379cm" svg:height="1.825cm" svg:x="14.869cm" svg:y="12.007cm">
          <draw:text-box>
            <text:p><text:span text:style-name="T16">Admins</text:span></text:p>
          </draw:text-box>
        </draw:frame>
        <draw:frame draw:style-name="gr24" draw:text-style-name="P18" draw:layer="layout" svg:width="3.379cm" svg:height="1.825cm" svg:x="14.869cm" svg:y="7.724cm">
          <draw:text-box>
            <text:p><text:span text:style-name="T16">Shop</text:span></text:p>
          </draw:text-box>
        </draw:frame>
        <draw:frame draw:style-name="gr23" draw:text-style-name="P19" draw:layer="layout" svg:width="4.61cm" svg:height="1.227cm" svg:x="0.873cm" svg:y="12.55cm">
          <draw:text-box>
            <text:p><text:span text:style-name="T17">Manage Bill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11" draw:text-style-name="P14" draw:layer="layout" svg:x1="6.464cm" svg:y1="0cm" svg:x2="6.546cm" svg:y2="15.575cm">
          <text:p/>
        </draw:line>
        <draw:frame draw:style-name="gr25" draw:text-style-name="P21" draw:layer="layout" svg:width="6.028cm" svg:height="1.391cm" svg:x="6.955cm" svg:y="0.437cm">
          <draw:text-box>
            <text:p>Customers</text:p>
          </draw:text-box>
        </draw:frame>
        <draw:custom-shape draw:style-name="gr26" draw:text-style-name="P1" draw:layer="layout" svg:width="3.71cm" svg:height="1.255cm" svg:x="23.621cm" svg:y="0.327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2.809cm" svg:height="0.962cm" svg:x="24.303cm" svg:y="0.464cm">
          <draw:text-box>
            <text:p>Create</text:p>
          </draw:text-box>
        </draw:frame>
        <draw:custom-shape draw:style-name="gr28" draw:text-style-name="P1" draw:layer="layout" svg:width="4.883cm" svg:height="1.145cm" svg:x="18.165cm" svg:y="0.465cm">
          <text:p/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3.383cm" svg:height="0.962cm" svg:x="19.283cm" svg:y="0.465cm">
          <draw:text-box>
            <text:p>Search</text:p>
          </draw:text-box>
        </draw:frame>
        <draw:custom-shape draw:style-name="gr29" draw:text-style-name="P1" draw:layer="layout" svg:width="20.403cm" svg:height="2.018cm" svg:x="6.928cm" svg:y="5.9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37cm" svg:y="13.0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09cm" svg:y="10.8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7.064cm" svg:y="8.34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0.403cm" svg:height="2.018cm" svg:x="6.928cm" svg:y="3.4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.719cm" svg:height="1.719cm" svg:x="7.5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1" draw:layer="layout" svg:width="6.028cm" svg:height="1.391cm" svg:x="9.519cm" svg:y="4.065cm">
          <draw:text-box>
            <text:p>Suliman Khan</text:p>
          </draw:text-box>
        </draw:frame>
        <draw:frame draw:style-name="gr25" draw:text-style-name="P21" draw:layer="layout" svg:width="6.028cm" svg:height="1.391cm" svg:x="7.5cm" svg:y="2.483cm">
          <draw:text-box>
            <text:p>Image</text:p>
          </draw:text-box>
        </draw:frame>
        <draw:frame draw:style-name="gr25" draw:text-style-name="P21" draw:layer="layout" svg:width="6.028cm" svg:height="1.391cm" svg:x="9.873cm" svg:y="2.483cm">
          <draw:text-box>
            <text:p>Name</text:p>
          </draw:text-box>
        </draw:frame>
        <draw:frame draw:style-name="gr25" draw:text-style-name="P21" draw:layer="layout" svg:width="6.028cm" svg:height="1.391cm" svg:x="7.5cm" svg:y="2.484cm">
          <draw:text-box>
            <text:p>Image</text:p>
          </draw:text-box>
        </draw:frame>
        <draw:frame draw:style-name="gr25" draw:text-style-name="P21" draw:layer="layout" svg:width="6.028cm" svg:height="1.391cm" svg:x="14.21cm" svg:y="2.483cm">
          <draw:text-box>
            <text:p>Orders</text:p>
          </draw:text-box>
        </draw:frame>
        <draw:frame draw:style-name="gr25" draw:text-style-name="P21" draw:layer="layout" svg:width="6.028cm" svg:height="1.391cm" svg:x="7.5cm" svg:y="2.484cm">
          <draw:text-box>
            <text:p>Image</text:p>
          </draw:text-box>
        </draw:frame>
        <draw:frame draw:style-name="gr25" draw:text-style-name="P21" draw:layer="layout" svg:width="6.028cm" svg:height="1.391cm" svg:x="16.774cm" svg:y="2.483cm">
          <draw:text-box>
            <text:p>Cuts</text:p>
          </draw:text-box>
        </draw:frame>
        <draw:frame draw:style-name="gr25" draw:text-style-name="P21" draw:layer="layout" svg:width="6.028cm" svg:height="1.391cm" svg:x="18.956cm" svg:y="2.483cm">
          <draw:text-box>
            <text:p>Bills</text:p>
          </draw:text-box>
        </draw:frame>
        <draw:frame draw:style-name="gr25" draw:text-style-name="P21" draw:layer="layout" svg:width="6.028cm" svg:height="1.391cm" svg:x="20.73cm" svg:y="2.483cm">
          <draw:text-box>
            <text:p>Update</text:p>
          </draw:text-box>
        </draw:frame>
        <draw:frame draw:style-name="gr25" draw:text-style-name="P21" draw:layer="layout" svg:width="6.028cm" svg:height="1.391cm" svg:x="23.648cm" svg:y="2.483cm">
          <draw:text-box>
            <text:p>Delete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line draw:style-name="gr11" draw:text-style-name="P14" draw:layer="layout" svg:x1="6.982cm" svg:y1="0cm" svg:x2="7.064cm" svg:y2="15.603cm">
          <text:p/>
        </draw:line>
        <draw:frame draw:style-name="gr31" draw:text-style-name="P21" draw:layer="layout" svg:width="6.274cm" svg:height="1.064cm" svg:x="7.31cm" svg:y="0.382cm">
          <draw:text-box>
            <text:p>Create Customer</text:p>
          </draw:text-box>
        </draw:frame>
        <draw:frame draw:style-name="gr17" draw:text-style-name="P21" draw:layer="layout" svg:width="1.336cm" svg:height="1.255cm" svg:x="26.377cm" svg:y="0.437cm">
          <draw:text-box>
            <text:p>X</text:p>
          </draw:text-box>
        </draw:frame>
        <draw:custom-shape draw:style-name="gr32" draw:text-style-name="P1" draw:layer="layout" svg:width="22.448cm" svg:height="15.111cm" svg:x="9.983cm" svg:y="1.61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10.147cm" svg:y="1.801cm">
          <draw:text-box>
            <text:p text:style-name="P22"><text:span text:style-name="T18">Full Name</text:span></text:p>
          </draw:text-box>
        </draw:frame>
        <draw:custom-shape draw:style-name="gr33" draw:text-style-name="P1" draw:layer="layout" svg:width="8.51cm" svg:height="1.2cm" svg:x="10.501cm" svg:y="2.865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19.857cm" svg:y="1.91cm">
          <draw:text-box>
            <text:p text:style-name="P22"><text:span text:style-name="T18">Username</text:span></text:p>
          </draw:text-box>
        </draw:frame>
        <draw:custom-shape draw:style-name="gr33" draw:text-style-name="P1" draw:layer="layout" svg:width="8.51cm" svg:height="1.2cm" svg:x="20.129cm" svg:y="2.7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11cm" svg:y="8.9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9.993cm" svg:y="11.1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92cm" svg:y="5.592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10.147cm" svg:y="7.174cm">
          <draw:text-box>
            <text:p text:style-name="P22"><text:span text:style-name="T18">address</text:span></text:p>
          </draw:text-box>
        </draw:frame>
        <draw:frame draw:style-name="gr31" draw:text-style-name="P23" draw:layer="layout" svg:width="4.8cm" svg:height="1.064cm" svg:x="19.939cm" svg:y="4.556cm">
          <draw:text-box>
            <text:p text:style-name="P22"><text:span text:style-name="T18">password</text:span></text:p>
          </draw:text-box>
        </draw:frame>
        <draw:frame draw:style-name="gr31" draw:text-style-name="P23" draw:layer="layout" svg:width="4.8cm" svg:height="1.064cm" svg:x="10.229cm" svg:y="4.775cm">
          <draw:text-box>
            <text:p text:style-name="P22"><text:span text:style-name="T18">email</text:span></text:p>
          </draw:text-box>
        </draw:frame>
        <draw:frame draw:style-name="gr31" draw:text-style-name="P23" draw:layer="layout" svg:width="4.8cm" svg:height="1.064cm" svg:x="10.147cm" svg:y="8.238cm">
          <draw:text-box>
            <text:p text:style-name="P22"><text:span text:style-name="T18">Country</text:span></text:p>
          </draw:text-box>
        </draw:frame>
        <draw:custom-shape draw:style-name="gr33" draw:text-style-name="P1" draw:layer="layout" svg:width="8.51cm" svg:height="1.2cm" svg:x="19.938cm" svg:y="8.94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20.184cm" svg:y="5.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337cm" svg:y="13.26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51cm" svg:height="1.2cm" svg:x="10.254cm" svg:y="11.074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10.147cm" svg:y="8.238cm">
          <draw:text-box>
            <text:p text:style-name="P22"><text:span text:style-name="T18">Country</text:span></text:p>
          </draw:text-box>
        </draw:frame>
        <draw:frame draw:style-name="gr31" draw:text-style-name="P23" draw:layer="layout" svg:width="4.8cm" svg:height="1.064cm" svg:x="19.83cm" svg:y="10.366cm">
          <draw:text-box>
            <text:p text:style-name="P22"><text:span text:style-name="T18">PostalCode</text:span></text:p>
          </draw:text-box>
        </draw:frame>
        <draw:frame draw:style-name="gr31" draw:text-style-name="P23" draw:layer="layout" svg:width="4.8cm" svg:height="1.064cm" svg:x="9.983cm" svg:y="10.366cm">
          <draw:text-box>
            <text:p text:style-name="P22"><text:span text:style-name="T18">Street</text:span></text:p>
          </draw:text-box>
        </draw:frame>
        <draw:frame draw:style-name="gr31" draw:text-style-name="P23" draw:layer="layout" svg:width="4.8cm" svg:height="1.064cm" svg:x="19.938cm" svg:y="8.102cm">
          <draw:text-box>
            <text:p text:style-name="P22"><text:span text:style-name="T18">City</text:span></text:p>
          </draw:text-box>
        </draw:frame>
        <draw:frame draw:style-name="gr31" draw:text-style-name="P23" draw:layer="layout" svg:width="4.8cm" svg:height="1.064cm" svg:x="9.983cm" svg:y="12.493cm">
          <draw:text-box>
            <text:p text:style-name="P22"><text:span text:style-name="T18">Phone</text:span></text:p>
          </draw:text-box>
        </draw:frame>
        <draw:frame draw:style-name="gr31" draw:text-style-name="P23" draw:layer="layout" svg:width="4.8cm" svg:height="1.064cm" svg:x="19.885cm" svg:y="12.575cm">
          <draw:text-box>
            <text:p text:style-name="P22"><text:span text:style-name="T18">Image</text:span></text:p>
          </draw:text-box>
        </draw:frame>
        <draw:custom-shape draw:style-name="gr34" draw:text-style-name="P1" draw:layer="layout" svg:width="3.82cm" svg:height="0.888cm" svg:x="20.129cm" svg:y="13.241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20.648cm" svg:y="13.241cm">
          <draw:text-box>
            <text:p text:style-name="P22"><text:span text:style-name="T18">Choose file</text:span></text:p>
          </draw:text-box>
        </draw:frame>
        <draw:custom-shape draw:style-name="gr35" draw:text-style-name="P1" draw:layer="layout" svg:width="4.01cm" svg:height="1.255cm" svg:x="18.357cm" svg:y="15.193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8cm" svg:height="1.064cm" svg:x="19.421cm" svg:y="15.384cm">
          <draw:text-box>
            <text:p text:style-name="P22"><text:span text:style-name="T18">Creat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ahogany" draw:style="square" draw:cx="50%" draw:cy="50%" draw:start-color="#000000" draw:end-color="#8d281e" draw:start-intensity="100%" draw:end-intensity="100%" draw:angle="45deg" draw:border="0%">
      <loext:gradient-stop svg:offset="0" loext:color-type="rgb" loext:color-value="#000000"/>
      <loext:gradient-stop svg:offset="1" loext:color-type="rgb" loext:color-value="#8d281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14:09.591667291</meta:creation-date>
    <dc:date>2025-10-13T17:39:25.256200561</dc:date>
    <meta:editing-duration>PT18H54M24S</meta:editing-duration>
    <meta:editing-cycles>43</meta:editing-cycles>
    <meta:generator>LibreOffice/24.2.7.2$Linux_X86_64 LibreOffice_project/420$Build-2</meta:generator>
    <meta:document-statistic meta:object-count="133"/>
  </office:meta>
</office:document-meta>
</file>